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5878b7" officeooo:paragraph-rsid="005878b7" style:font-size-asian="12pt" style:font-size-complex="12pt"/>
    </style:style>
    <style:style style:name="P2" style:family="paragraph" style:parent-style-name="Text_20_body">
      <style:text-properties fo:font-size="12pt" officeooo:rsid="005878b7" officeooo:paragraph-rsid="005878b7" style:font-size-asian="12pt" style:font-size-complex="12pt"/>
    </style:style>
    <style:style style:name="P3" style:family="paragraph" style:parent-style-name="Text_20_body">
      <style:text-properties fo:font-size="12pt" officeooo:rsid="005878b7" officeooo:paragraph-rsid="005b7d3f" style:font-size-asian="12pt" style:font-size-complex="12pt"/>
    </style:style>
    <style:style style:name="P4" style:family="paragraph" style:parent-style-name="Text_20_body">
      <style:text-properties fo:font-size="12pt" officeooo:rsid="005b7d3f" officeooo:paragraph-rsid="005b7d3f" style:font-size-asian="12pt" style:font-size-complex="12pt"/>
    </style:style>
    <style:style style:name="T1" style:family="text">
      <style:text-properties officeooo:rsid="005b7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3"><text:tab/><text:span text:style-name="T1">QWebFrame类表示网页中的一个框架。</text:span></text:p>
      <text:p text:style-name="P4"><text:tab/>QWebFrame表示网页内的框架。每个QWebPage对象包含至少一个框架，主框架，使用QWebPage :: mainFrame（）获得。将为HTML &lt;frame&gt;或&lt;iframe&gt;元素创建其他框架。</text:p>
      <text:p text:style-name="P4"><text:tab/>可以使用load（）或setUrl（）加载帧。或者，如果您有可用的HTML内容，则可以使用setHtml（）设置。</text:p>
      <text:p text:style-name="P4"><text:tab/>page（）函数返回一个指向网页对象的指针。有关Web框架如何与Web页面和Web视图相关的说明，请参阅QWebView的元素。</text:p>
      <text:p text:style-name="P4"><text:tab/>QWebFrame类还提供了方法来检索当前由框架加载的URL（请参阅url（））以及最初请求加载的URL（请参阅requestedUrl（））。这些方法使得可以在加载过程期间在DNS解析或重定向之前和之后检索URL。如果加载成功，requestedUrl（）也匹配添加到框架历史（QWebHistory）的URL。</text:p>
      <text:p text:style-name="P4"><text:tab/>可以使用title（）属性访问HTML框架的标题。此外，框架还可以指定图标，可以使用icon（）属性访问该图标。如果标题或图标改变，则会发出相应的titleChanged（）和iconChanged（）信号。 zoomFactor（）属性可用于更改框架中显示的内容的整体大小。</text:p>
      <text:p text:style-name="P4"><text:tab/>QWebFrame对象由网页创建和控制。您可以连接到网页的frameCreated（）信号，以便在创建新帧时收到通知。</text:p>
      <text:p text:style-name="P4"><text:tab/>有多种方式通过编程检查框架的内容。 hitTestContent（）函数可用于通过坐标查找元素。对于访问基础DOM树，有documentElement（），findAllElements（）和findFirstElement（）。</text:p>
      <text:p text:style-name="P4"><text:tab/>可以使用print（）函数将QWebFrame打印到QPrinter上。此函数被标记为一个槽，可以方便地连接到QPrintPreviewDialog的paintRequested（）信号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7:16:47.240892404</meta:creation-date>
    <meta:generator>LibreOffice/5.2.3.3$Windows_x86 LibreOffice_project/d54a8868f08a7b39642414cf2c8ef2f228f780cf</meta:generator>
    <dc:date>2017-01-12T19:02:44.844000000</dc:date>
    <meta:editing-duration>PT4H44M2S</meta:editing-duration>
    <meta:editing-cycles>50</meta:editing-cycles>
    <meta:document-statistic meta:table-count="0" meta:image-count="0" meta:object-count="0" meta:page-count="1" meta:paragraph-count="10" meta:word-count="500" meta:character-count="821" meta:non-whitespace-character-count="807"/>
  </office:meta>
</office:document-meta>
</file>